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697" officeooo:paragraph-rsid="0018b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enager@dmenager-Surface-with-Windows-8-Pro:~/Code/SchoolProjects/EECS_776/Live$ ghci</text:p>
      <text:p text:style-name="P1">GHCi, version 7.6.3: http://www.haskell.org/ghc/ <text:s/>:? for help</text:p>
      <text:p text:style-name="P1">Loading package ghc-prim ... linking ... done.</text:p>
      <text:p text:style-name="P1">Loading package integer-gmp ... linking ... done.</text:p>
      <text:p text:style-name="P1">Loading package base ... linking ... done.</text:p>
      <text:p text:style-name="P1">Prelude&gt; :load </text:p>
      <text:p text:style-name="P1">inclass1.hs <text:s text:c="3"/>IO.hs <text:s text:c="9"/>extraClass.hs <text:s/>bar.txt <text:s text:c="7"/>15-10-14.hs <text:s text:c="3"/>foo.txt</text:p>
      <text:p text:style-name="P1">Prelude&gt; :load <text:s/>15-10-14.hs </text:p>
      <text:p text:style-name="P1">[1 of 1] Compiling Main <text:s text:c="12"/>( 15-10-14.hs, interpreted )</text:p>
      <text:p text:style-name="P1"></text:p>
      <text:p text:style-name="P1">15-10-14.hs:12:5: Parse error in pattern: node</text:p>
      <text:p text:style-name="P1">Failed, modules loaded: none.</text:p>
      <text:p text:style-name="P1">Prelude&gt; :load <text:s/>15-10-14.hs </text:p>
      <text:p text:style-name="P1">[1 of 1] Compiling Main <text:s text:c="12"/>( 15-10-14.hs, interpreted )</text:p>
      <text:p text:style-name="P1"></text:p>
      <text:p text:style-name="P1">15-10-14.hs:1:1:</text:p>
      <text:p text:style-name="P1"><text:s text:c="4"/>Illegal kind signature `Tree'</text:p>
      <text:p text:style-name="P1"><text:s text:c="6"/>(Use -XKindSignatures to allow kind signatures)</text:p>
      <text:p text:style-name="P1"><text:s text:c="4"/>In the data declaration for `Tree'</text:p>
      <text:p text:style-name="P1">Failed, modules loaded: none.</text:p>
      <text:p text:style-name="P1">Prelude&gt; :i Functor</text:p>
      <text:p text:style-name="P1">class Functor f where</text:p>
      <text:p text:style-name="P1"><text:s text:c="2"/>fmap :: (a -&gt; b) -&gt; f a -&gt; f b</text:p>
      <text:p text:style-name="P1"><text:s text:c="2"/>(GHC.Base.&lt;$) :: a -&gt; f b -&gt; f a</text:p>
      <text:p text:style-name="P1"><text:s text:c="8"/>-- Defined in `GHC.Base'</text:p>
      <text:p text:style-name="P1">instance Functor Maybe -- Defined in `Data.Maybe'</text:p>
      <text:p text:style-name="P1">instance Functor (Either a) -- Defined in `Data.Either'</text:p>
      <text:p text:style-name="P1">instance Functor [] -- Defined in `GHC.Base'</text:p>
      <text:p text:style-name="P1">instance Functor IO -- Defined in `GHC.Base'</text:p>
      <text:p text:style-name="P1">instance Functor ((-&gt;) r) -- Defined in `GHC.Base'</text:p>
      <text:p text:style-name="P1">instance Functor ((,) a) -- Defined in `GHC.Base'</text:p>
      <text:p text:style-name="P1">Prelude&gt; fmap (+ 1) [1 .. 10]</text:p>
      <text:p text:style-name="P1">[2,3,4,5,6,7,8,9,10,11]</text:p>
      <text:p text:style-name="P1">Prelude&gt; 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51:10.376194431</meta:creation-date>
    <dc:date>2014-10-15T09:52:09.597354767</dc:date>
    <meta:editing-duration>P0D</meta:editing-duration>
    <meta:editing-cycles>1</meta:editing-cycles>
    <meta:document-statistic meta:table-count="0" meta:image-count="0" meta:object-count="0" meta:page-count="1" meta:paragraph-count="35" meta:word-count="178" meta:character-count="1334" meta:non-whitespace-character-count="1073"/>
    <meta:generator>LibreOffice/4.2.6.3$Linux_X86_64 LibreOffice_project/420m0$Build-3</meta:generator>
  </office:meta>
</office:document-meta>
</file>